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78ccf"/>
    </style:style>
    <style:style style:name="P2" style:family="paragraph" style:parent-style-name="Standard">
      <style:text-properties fo:color="#ffffff" style:font-name="Loma" officeooo:rsid="00093078" officeooo:paragraph-rsid="00078ccf" fo:background-color="#ff0000"/>
    </style:style>
    <style:style style:name="P3" style:family="paragraph" style:parent-style-name="Standard">
      <style:text-properties officeooo:rsid="0009b7fd" officeooo:paragraph-rsid="00078ccf"/>
    </style:style>
    <style:style style:name="P4" style:family="paragraph" style:parent-style-name="Standard">
      <style:text-properties officeooo:rsid="000b9ea5" officeooo:paragraph-rsid="00078ccf"/>
    </style:style>
    <style:style style:name="P5" style:family="paragraph" style:parent-style-name="Standard">
      <style:text-properties officeooo:rsid="000d28ce" officeooo:paragraph-rsid="00078ccf"/>
    </style:style>
    <style:style style:name="P6" style:family="paragraph" style:parent-style-name="Standard">
      <style:text-properties officeooo:rsid="0010b2d6" officeooo:paragraph-rsid="00078ccf"/>
    </style:style>
    <style:style style:name="P7" style:family="paragraph" style:parent-style-name="Standard">
      <style:text-properties officeooo:rsid="0009326c" officeooo:paragraph-rsid="0009326c"/>
    </style:style>
    <style:style style:name="P8" style:family="paragraph" style:parent-style-name="Standard">
      <style:text-properties officeooo:rsid="000f07fc" officeooo:paragraph-rsid="000f07fc"/>
    </style:style>
    <style:style style:name="P9" style:family="paragraph" style:parent-style-name="Standard">
      <style:text-properties officeooo:rsid="00110265" officeooo:paragraph-rsid="00110265"/>
    </style:style>
    <style:style style:name="P10" style:family="paragraph" style:parent-style-name="Standard">
      <style:text-properties officeooo:rsid="00122bd3" officeooo:paragraph-rsid="00122bd3"/>
    </style:style>
    <style:style style:name="P11" style:family="paragraph" style:parent-style-name="Standard">
      <style:text-properties officeooo:rsid="00181a5e" officeooo:paragraph-rsid="00181a5e"/>
    </style:style>
    <style:style style:name="P12" style:family="paragraph" style:parent-style-name="Standard">
      <style:text-properties fo:font-weight="bold" officeooo:rsid="000d360a" officeooo:paragraph-rsid="000d360a" style:font-weight-asian="bold" style:font-weight-complex="bold"/>
    </style:style>
    <style:style style:name="T1" style:family="text">
      <style:text-properties officeooo:rsid="0011c69d"/>
    </style:style>
    <style:style style:name="T2" style:family="text">
      <style:text-properties officeooo:rsid="0007f8a9"/>
    </style:style>
    <style:style style:name="T3" style:family="text">
      <style:text-properties officeooo:rsid="000ad826"/>
    </style:style>
    <style:style style:name="T4" style:family="text">
      <style:text-properties officeooo:rsid="0013aa31"/>
    </style:style>
    <style:style style:name="T5" style:family="text">
      <style:text-properties officeooo:rsid="00197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AE SYSTEMS </text:p>
      <text:p text:style-name="P3">COMPILATION NOTE</text:p>
      <text:p text:style-name="P1"/>
      <text:p text:style-name="P4">PROJECT: <text:span text:style-name="T2">NEEDLE DRIVE REFACTORING</text:span></text:p>
      <text:p text:style-name="P5"><text:span text:style-name="T1">FROM </text:span>DATE: <text:span text:style-name="T3">12/6/17</text:span></text:p>
      <text:p text:style-name="P5"/>
      <text:p text:style-name="P7">DESCRITIONS: N/A</text:p>
      <text:p text:style-name="P6"/>
      <text:p text:style-name="P1"/>
      <text:p text:style-name="P12">12/6/17</text:p>
      <text:p text:style-name="P8">1. [0628]</text:p>
      <text:p text:style-name="P9">The header files must be put directly under the folder /include. If you put them under its subdirectory, then the compiler cannot tract them down, provided that the cmakelist.txt uses only the ordinary setting:</text:p>
      <text:p text:style-name="P9"><text:tab/></text:p>
      <text:p text:style-name="P10"><text:tab/>include_directories(include</text:p>
      <text:p text:style-name="P10"><text:s text:c="10"/><text:tab/><text:tab/> ${catkin_INCLUDE_DIRS}<text:span text:style-name="T4">)</text:span></text:p>
      <text:p text:style-name="P9"/>
      <text:p text:style-name="P11">Calling <text:span text:style-name="T5">the above will allow the compiler to find the ROS packages for you.</text:span></text:p>
      <text:p text:style-name="P9"/>
      <text:p text:style-name="P11">For more information, please refer to pages:</text:p>
      <text:p text:style-name="P11"><text:a xlink:type="simple" xlink:href="http://docs.ros.org/jade/api/catkin/html/howto/format2/building_libraries.html">http://docs.ros.org/jade/api/catkin/html/howto/format2/building_libraries.html</text:a> and</text:p>
      <text:p text:style-name="P11"><text:a xlink:type="simple" xlink:href="http://docs.ros.org/jade/api/catkin/html/howto/format2/catkin_library_dependencies.html">http://docs.ros.org/jade/api/catkin/html/howto/format2/catkin_library_dependencies.html</text:a></text:p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6-12T06:33:05.591394273</dc:date>
    <meta:editing-duration>PT19M24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76" meta:character-count="676" meta:non-whitespace-character-count="596"/>
  </office:meta>
</office:document-meta>
</file>